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473cm"/>
    </style:style>
    <style:style style:name="pr5" style:family="presentation" style:parent-style-name="Default-outline1">
      <style:graphic-properties draw:auto-grow-height="true" fo:min-height="16.548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auto-grow-height="true" fo:min-height="18.046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outline1">
      <style:graphic-properties draw:auto-grow-height="false" fo:min-height="15.667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2.9cm"/>
    </style:style>
    <style:style style:name="pr12" style:family="presentation" style:parent-style-name="Default-outline1">
      <style:graphic-properties fo:min-height="15.189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fo:min-height="16.294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/>
    </style:style>
    <style:style style:name="T9" style:family="text">
      <style:text-properties style:text-position="super 58%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00"/>
    </style:style>
    <style:style style:name="T1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00cc33"/>
    </style:style>
    <style:style style:name="T17" style:family="text">
      <style:text-properties fo:color="#00cc33"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color="#66ff00"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color="#66cc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mutative Short Circuits</presentation:footer-decl>
      <presentation:date-time-decl presentation:name="dtd1" presentation:source="fixed">20 July 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5.209cm" svg:x="1cm" svg:y="-0.014cm" presentation:class="title" presentation:user-transformed="true">
          <draw:text-box>
            <text:p text:style-name="P1"><text:span text:style-name="T1">Commutative Short Circuit Operators</text:span></text:p>
          </draw:text-box>
        </draw:frame>
        <draw:frame presentation:style-name="pr2" draw:text-style-name="P3" draw:layer="layout" svg:width="14.667cm" svg:height="14.504cm" svg:x="6.715cm" svg:y="5.499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6"><text:s/></text:span><text:span text:style-name="T5">OCL 2.3, 2.4, 2.5 RTF Chair</text:span></text:p>
            <text:p text:style-name="P5"><text:span text:style-name="T5">QVT 1.2, 1.3, 1.4 RTF Chair</text:span></text:p>
            <text:p><text:span text:style-name="T7"/></text:p>
            <text:p><text:span text:style-name="T8">OCL 2017 @ STAF2017</text:span></text:p>
            <text:p><text:span text:style-name="T7"/></text:p>
            <text:p>20<text:span text:style-name="T9">th</text:span> July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0cm" presentation:class="title" presentation:user-transformed="true">
          <draw:text-box>
            <text:p><text:span text:style-name="T8">Recreated OCL Design Decisions</text:span></text:p>
          </draw:text-box>
        </draw:frame>
        <draw:frame presentation:style-name="pr5" draw:text-style-name="P8" draw:layer="layout" svg:width="26.365cm" svg:height="16.716cm" svg:x="0.92cm" svg:y="3.108cm" presentation:class="outline" presentation:user-transformed="true">
          <draw:text-box>
            <text:list text:style-name="L2">
              <text:list-item>
                <text:p text:style-name="P7">Truths - true, false</text:p>
                <text:list>
                  <text:list-item>
                    <text:p text:style-name="P7">commutative and/or : x and y = y and x</text:p>
                  </text:list-item>
                </text:list>
              </text:list-item>
              <text:list-item>
                <text:p text:style-name="P7">Expressions should be modeled</text:p>
                <text:list>
                  <text:list-item>
                    <text:p text:style-name="P7">OCLExpression -&gt; UML TypedElement =&gt; Types</text:p>
                  </text:list-item>
                </text:list>
              </text:list-item>
            </text:list>
            <text:p text:style-name="P7">=&gt; BooleanType</text:p>
            <text:list text:continue-numbering="true" text:style-name="L2">
              <text:list-item>
                <text:p xml:id="id1" text:id="id1" text:style-name="P7">Functional =&gt; no Exceptions</text:p>
                <text:list>
                  <text:list-item>
                    <text:p xml:id="id2" text:id="id2" text:style-name="P7">'the' <text:span text:style-name="T10">invalid</text:span> value for bad returns</text:p>
                  </text:list-item>
                </text:list>
              </text:list-item>
              <text:list-item>
                <text:p xml:id="id3" text:id="id3" text:style-name="P7">Unspecified values / UML multiplicity 0</text:p>
                <text:list>
                  <text:list-item>
                    <text:p xml:id="id4" text:id="id4" text:style-name="P7"><text:span text:style-name="T10">null</text:span> value for undefined values</text:p>
                  </text:list-item>
                </text:list>
              </text:list-item>
            </text:list>
            <text:p xml:id="id5" text:id="id5" text:style-name="P7">=&gt; N+2 value inflated types, 4-valued logic</text:p>
            <text:list text:continue-numbering="true" text:style-name="L2">
              <text:list-item>
                <text:p xml:id="id6" text:id="id6" text:style-name="P7">Short circuits for awkward combinations</text:p>
                <text:list>
                  <text:list-item>
                    <text:p xml:id="id7" text:id="id7" text:style-name="P7">x = null or x.doSomething(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318cm" svg:height="3.473cm" svg:x="0.397cm" svg:y="0.303cm" presentation:class="title" presentation:user-transformed="true">
          <draw:text-box>
            <text:p><text:span text:style-name="T8">Commutative Short Circuits</text:span></text:p>
          </draw:text-box>
        </draw:frame>
        <draw:frame presentation:style-name="pr7" draw:layer="layout" svg:width="26.365cm" svg:height="18.046cm" svg:x="1.416cm" svg:y="3.307cm" presentation:class="outline" presentation:user-transformed="true">
          <draw:text-box>
            <text:p text:style-name="P7"><text:s text:c="21"/>x = null or x.doSomething()</text:p>
            <text:list text:style-name="L2">
              <text:list-item>
                <text:p text:style-name="P7">short circuit: when x is null</text:p>
              </text:list-item>
            </text:list>
            <text:p text:style-name="P7"><text:s text:c="24"/>true <text:s text:c="2"/>or <text:s text:c="6"/>invalid</text:p>
            <text:list text:continue-numbering="true" text:style-name="L2">
              <text:list-item>
                <text:list>
                  <text:list-item>
                    <text:p text:style-name="P7">=&gt; 4-valued logic</text:p>
                  </text:list-item>
                </text:list>
              </text:list-item>
              <text:list-item>
                <text:p xml:id="id8" text:id="id8" text:style-name="P7">commutative</text:p>
              </text:list-item>
            </text:list>
            <text:p xml:id="id9" text:id="id9" text:style-name="P7"><text:span text:style-name="T11"><text:s text:c="20"/></text:span><text:span text:style-name="T12"><text:s text:c="12"/></text:span><text:span text:style-name="T12">x.doSomething() or x = null </text:span></text:p>
            <text:list text:continue-numbering="true" text:style-name="L2">
              <text:list-item>
                <text:p xml:id="id10" text:id="id10" text:style-name="P7">commutative short circuit: when x is null</text:p>
              </text:list-item>
            </text:list>
            <text:p xml:id="id11" text:id="id11" text:style-name="P7"><text:s text:c="30"/>invalid <text:s text:c="7"/>or <text:s text:c="3"/>true</text:p>
            <text:list text:continue-numbering="true" text:style-name="L2">
              <text:list-item>
                <text:p xml:id="id12" text:id="id12" text:style-name="P7">implementation</text:p>
                <text:list>
                  <text:list-item>
                    <text:list>
                      <text:list-item>
                        <text:p xml:id="id13" text:id="id13" text:style-name="P7">must evaluate the invalid to index 4x4 Karnaugh map</text:p>
                      </text:list-item>
                    </text:list>
                  </text:list-item>
                </text:list>
              </text:list-item>
              <text:list-item>
                <text:p xml:id="id14" text:id="id14" text:style-name="P7">design intent</text:p>
                <text:list>
                  <text:list-item>
                    <text:list>
                      <text:list-item>
                        <text:p xml:id="id15" text:id="id15" text:style-name="P7">implementation should not evaluate garbag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0cm" presentation:class="title" presentation:user-transformed="true">
          <draw:text-box>
            <text:p><text:span text:style-name="T8">Where did it go wrong?</text:span></text:p>
          </draw:text-box>
        </draw:frame>
        <draw:frame presentation:style-name="pr5" draw:text-style-name="P8" draw:layer="layout" svg:width="26.365cm" svg:height="16.548cm" svg:x="0.92cm" svg:y="3.108cm" presentation:class="outline" presentation:user-transformed="true">
          <draw:text-box>
            <text:list text:style-name="L2">
              <text:list-item>
                <text:p text:style-name="P7">Truths - true, false</text:p>
                <text:list>
                  <text:list-item>
                    <text:p text:style-name="P7">commutative and/or : x and y = y and x</text:p>
                  </text:list-item>
                </text:list>
              </text:list-item>
              <text:list-item>
                <text:p text:style-name="P7">Expressions should be modeled</text:p>
                <text:list>
                  <text:list-item>
                    <text:p text:style-name="P7">OCLExpression -&gt; UML TypedElement =&gt; Types</text:p>
                  </text:list-item>
                </text:list>
              </text:list-item>
            </text:list>
            <text:p text:style-name="P7">=&gt; BooleanType</text:p>
            <text:list text:continue-numbering="true" text:style-name="L2">
              <text:list-item>
                <text:p text:style-name="P7">Functional =&gt; no Exceptions</text:p>
                <text:list>
                  <text:list-item>
                    <text:p text:style-name="P7">'the' invalid value for bad returns</text:p>
                  </text:list-item>
                </text:list>
              </text:list-item>
              <text:list-item>
                <text:p text:style-name="P7">Unspecified values / UML multiplicity 0</text:p>
                <text:list>
                  <text:list-item>
                    <text:p text:style-name="P7">null value for undefined values</text:p>
                  </text:list-item>
                </text:list>
              </text:list-item>
            </text:list>
            <text:p text:style-name="P7">=&gt; N+2 value inflated types, 4-valued truths/logic</text:p>
            <text:list text:continue-numbering="true" text:style-name="L2">
              <text:list-item>
                <text:p text:style-name="P7">Short circuits for awkward combinations</text:p>
                <text:list>
                  <text:list-item>
                    <text:p text:style-name="P7">x = null or x.doSomething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-0.193cm" presentation:class="title" presentation:user-transformed="true">
          <draw:text-box>
            <text:p><text:span text:style-name="T8">Where did it go wrong?</text:span></text:p>
          </draw:text-box>
        </draw:frame>
        <draw:frame presentation:style-name="pr5" draw:text-style-name="P8" draw:layer="layout" svg:width="26.365cm" svg:height="16.548cm" svg:x="0.92cm" svg:y="3.108cm" presentation:class="outline" presentation:user-transformed="true">
          <draw:text-box>
            <text:list text:style-name="L2">
              <text:list-item>
                <text:p text:style-name="P7">Truths - true, false</text:p>
                <text:list>
                  <text:list-item>
                    <text:p text:style-name="P7">commutative and/or : x and y = y and x</text:p>
                  </text:list-item>
                </text:list>
              </text:list-item>
              <text:list-item>
                <text:p text:style-name="P7">Expressions should be modeled</text:p>
                <text:list>
                  <text:list-item>
                    <text:p text:style-name="P7">OCLExpression -&gt; UML TypedElement =&gt; Types</text:p>
                  </text:list-item>
                </text:list>
              </text:list-item>
            </text:list>
            <text:p text:style-name="P7">=&gt; BooleanType</text:p>
            <text:list text:continue-numbering="true" text:style-name="L2">
              <text:list-item>
                <text:p text:style-name="P7">Functional =&gt; no Exceptions</text:p>
                <text:list>
                  <text:list-item>
                    <text:p text:style-name="P7">'the' invalid value for bad returns</text:p>
                  </text:list-item>
                </text:list>
              </text:list-item>
              <text:list-item>
                <text:p text:style-name="P7">Unspecified values / UML multiplicity 0</text:p>
                <text:list>
                  <text:list-item>
                    <text:p text:style-name="P7">null value for undefined values</text:p>
                  </text:list-item>
                </text:list>
              </text:list-item>
            </text:list>
            <text:p text:style-name="P7">=&gt; N+2 value <text:span text:style-name="T13">inflated types</text:span>, <text:span text:style-name="T13">4-valued truths</text:span>/logic</text:p>
            <text:list text:continue-numbering="true" text:style-name="L2">
              <text:list-item>
                <text:p text:style-name="P7">Short circuits for awkward combinations</text:p>
                <text:list>
                  <text:list-item>
                    <text:p text:style-name="P7">x = null or x.doSomething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737cm" svg:x="1.4cm" svg:y="0.8cm" presentation:class="title" presentation:user-transformed="true">
          <draw:text-box>
            <text:p>2-valued truths, 4-valued logic</text:p>
          </draw:text-box>
        </draw:frame>
        <draw:frame presentation:style-name="pr9" draw:text-style-name="P10" draw:layer="layout" svg:width="27.2cm" svg:height="16.93cm" svg:x="1.003cm" svg:y="3.393cm" presentation:class="outline" presentation:user-transformed="true">
          <draw:text-box>
            <text:list text:style-name="L2">
              <text:list-item>
                <text:p text:style-name="P10">old: short circuit and/or operators are Boolean</text:p>
              </text:list-item>
              <text:list-item>
                <text:p text:style-name="P10">old: Boolean and/or operators are commutative</text:p>
              </text:list-item>
            </text:list>
            <text:p text:style-name="P10">=&gt; short circuit operators are commutative</text:p>
            <text:list text:continue-numbering="true" text:style-name="L2">
              <text:list-item>
                <text:p xml:id="id16" text:id="id16" text:style-name="P10">new: short circuit operators are NOT commutative</text:p>
                <text:list>
                  <text:list-item>
                    <text:p xml:id="id17" text:id="id17" text:style-name="P10"><text:span text:style-name="T14">no-change: </text:span><text:span text:style-name="T15">x implies y</text:span><text:span text:style-name="T14"> <text:s text:c="4"/></text:span><text:span text:style-name="T14"><text:tab/></text:span><text:span text:style-name="T14">uses 4-valued logic</text:span></text:p>
                  </text:list-item>
                  <text:list-item>
                    <text:p xml:id="id18" text:id="id18" text:style-name="P10"><text:span text:style-name="T14">change: <text:s text:c="5"/></text:span><text:span text:style-name="T15">x and y</text:span> <text:s text:c="13"/><text:tab/>uses <text:span text:style-name="T16">2-valued</text:span> truths</text:p>
                  </text:list-item>
                  <text:list-item>
                    <text:p xml:id="id19" text:id="id19" text:style-name="P10"><text:span text:style-name="T14">new: <text:s text:c="10"/></text:span><text:span text:style-name="T15">x </text:span><text:span text:style-name="T17">requires</text:span><text:span text:style-name="T15"> y</text:span> <text:s text:c="2"/><text:tab/>uses 4-valued logic</text:p>
                  </text:list-item>
                  <text:list-item>
                    <text:p xml:id="id20" text:id="id20" text:style-name="P10"><text:span text:style-name="T14">change: <text:s text:c="5"/></text:span><text:span text:style-name="T15">x or y</text:span> <text:s text:c="15"/><text:tab/>uses <text:span text:style-name="T16">2-valued</text:span> truths</text:p>
                  </text:list-item>
                  <text:list-item>
                    <text:p xml:id="id21" text:id="id21" text:style-name="P10"><text:span text:style-name="T14">new: <text:s text:c="10"/></text:span><text:span text:style-name="T15">x </text:span><text:span text:style-name="T17">obviate</text:span><text:span text:style-name="T18">s</text:span><text:span text:style-name="T15"> y</text:span> <text:s text:c="2"/><text:tab/>uses 4-valued logic</text:p>
                  </text:list-item>
                  <text:list-item>
                    <text:p xml:id="id22" text:id="id22" text:style-name="P10">legacy compatability can offer 4-valued and/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cm" svg:x="1.4cm" svg:y="0.837cm" presentation:class="title" presentation:user-transformed="true">
          <draw:text-box>
            <text:p>2-valued truths, Inflated types</text:p>
          </draw:text-box>
        </draw:frame>
        <draw:frame presentation:style-name="pr12" draw:layer="layout" svg:width="25.199cm" svg:height="15.189cm" svg:x="1.4cm" svg:y="4.035cm" presentation:class="outline" presentation:user-transformed="true">
          <draw:text-box>
            <text:list text:style-name="L2">
              <text:list-item>
                <text:p>2-valued truths enforced by static analysis</text:p>
                <text:list>
                  <text:list-item>
                    <text:p>no null values - safe navigation analysis</text:p>
                  </text:list-item>
                  <text:list-item>
                    <text:p>no invalid values - invalidity analysis </text:p>
                  </text:list-item>
                </text:list>
              </text:list-item>
              <text:list-item>
                <text:p xml:id="id23" text:id="id23">enforcement must be controlable</text:p>
                <text:list>
                  <text:list-item>
                    <text:p xml:id="id24" text:id="id24">parsing / source text</text:p>
                    <text:list>
                      <text:list-item>
                        <text:p xml:id="id25" text:id="id25">e.g. Integer[1] - can only be an Integer</text:p>
                      </text:list-item>
                      <text:list-item>
                        <text:p xml:id="id26" text:id="id26"><text:s text:c="7"/>Integer[?] - may be null</text:p>
                      </text:list-item>
                      <text:list-item>
                        <text:p xml:id="id27" text:id="id27"><text:span text:style-name="T19">new</text:span> Integer[<text:span text:style-name="T19">/</text:span>] - may be null, may be invalid</text:p>
                      </text:list-item>
                    </text:list>
                  </text:list-item>
                  <text:list-item>
                    <text:p xml:id="id28" text:id="id28">model <text:span text:style-name="T19">inflated types</text:span>, N, N+1, N+2 values</text:p>
                    <text:list>
                      <text:list-item>
                        <text:p xml:id="id29" text:id="id29">Integer[1] conformsTo Integer[?] conformsTo Integer[/]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14" draw:layer="layout" svg:width="27.285cm" svg:height="16.294cm" svg:x="0.397cm" svg:y="4.579cm" presentation:class="outline" presentation:user-transformed="true">
          <draw:text-box>
            <text:list text:style-name="L2">
              <text:list-item>
                <text:p>old: 4-valued commutative short circuits</text:p>
                <text:list>
                  <text:list-item>
                    <text:p>inadvertent conflict between design deci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0" text:id="id30">new: distinct short circuit operators</text:p>
                <text:list>
                  <text:list-item>
                    <text:p xml:id="id31" text:id="id31">2-valued Boolean truths</text:p>
                  </text:list-item>
                  <text:list-item>
                    <text:p xml:id="id32" text:id="id32">3/4-valued Booleans - legacy/bad cod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3" text:id="id33">behind the scenes: model inflated types</text:p>
                <text:list>
                  <text:list-item>
                    <text:p xml:id="id34" text:id="id34">e.g. Boolean[1], Boolean[?], Boolean[/]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9DT23H41M3S</meta:editing-duration>
    <meta:editing-cycles>188</meta:editing-cycles>
    <meta:generator>OpenOffice/4.1.3$Win32 OpenOffice.org_project/413m1$Build-9783</meta:generator>
    <dc:date>2017-07-20T07:41:55.99</dc:date>
    <dc:creator>Edward Willink</dc:creator>
    <meta:printed-by>Edward Willink</meta:printed-by>
    <meta:print-date>2016-09-30T15:43:49.46</meta:print-date>
    <meta:document-statistic meta:object-count="55"/>
  </office:meta>
</office:document-meta>
</file>